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1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512cm" svg:height="2.535cm" svg:x="1.749cm" svg:y="2.315cm">
          <text:p text:style-name="P1">on new primary:<text:line-break/>marsadm primary &lt;res&gt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977cm" svg:height="2.535cm" svg:x="12.423cm" svg:y="2.424cm">
          <text:p text:style-name="P1">on new primary:<text:line-break/>marsadm disconnect &lt;res&gt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977cm" svg:height="2.535cm" svg:x="12.422cm" svg:y="7.823cm">
          <text:p text:style-name="P1">on new primary:<text:line-break/>marsadm --force primary <text:s/>&lt;res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362cm" svg:y1="3.584cm" svg:x2="12.293cm" svg:y2="3.583cm">
          <text:p/>
        </draw:line>
        <draw:frame draw:style-name="gr3" draw:layer="layout" svg:width="1.628cm" svg:height="0.962cm" svg:x="9.747cm" svg:y="2.37cm">
          <draw:text-box>
            <text:p>fails</text:p>
          </draw:text-box>
        </draw:frame>
        <draw:custom-shape draw:style-name="gr1" draw:text-style-name="P2" draw:layer="layout" svg:width="18.365cm" svg:height="2.535cm" svg:x="11.192cm" svg:y="22.165cm">
          <text:p text:style-name="P1">on new primary:<text:line-break/>marsadm connect &lt;res&gt;<text:line-break/>marsadm --force --host=&lt;new secondary&gt; leave-resource <text:s/>&lt;res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391cm" svg:y1="10.583cm" svg:x2="17.391cm" svg:y2="13.229cm">
          <text:p/>
        </draw:line>
        <draw:frame draw:style-name="gr3" draw:layer="layout" svg:width="3.177cm" svg:height="0.962cm" svg:x="17.832cm" svg:y="11.245cm">
          <draw:text-box>
            <text:p>succeeds</text:p>
          </draw:text-box>
        </draw:frame>
        <draw:custom-shape draw:style-name="gr1" draw:text-style-name="P2" draw:layer="layout" svg:width="7.827cm" svg:height="5.126cm" svg:x="13.622cm" svg:y="13.584cm">
          <text:p text:style-name="P2">login on <text:line-break/>new secondary possible<text:line-break/>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11.338cm" svg:height="2.535cm" svg:x="24.05cm" svg:y="14.888cm">
          <text:p text:style-name="P1">on new secondary:<text:line-break/>marsadm down <text:s/>&lt;res&gt;</text:p>
          <text:p text:style-name="P1">marsadm --force leave-resource &lt;res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1.745cm" svg:y1="16.15cm" svg:x2="23.73cm" svg:y2="16.15cm">
          <text:p/>
        </draw:line>
        <draw:frame draw:style-name="gr3" draw:layer="layout" svg:width="1.488cm" svg:height="0.962cm" svg:x="22.021cm" svg:y="15.158cm">
          <draw:text-box>
            <text:p>yes</text:p>
          </draw:text-box>
        </draw:frame>
        <draw:line draw:style-name="gr2" draw:text-style-name="P2" draw:layer="layout" svg:x1="17.556cm" svg:y1="18.851cm" svg:x2="17.556cm" svg:y2="21.607cm">
          <text:p/>
        </draw:line>
        <draw:line draw:style-name="gr4" draw:text-style-name="P2" draw:layer="layout" svg:x1="29.297cm" svg:y1="17.804cm" svg:x2="29.297cm" svg:y2="20.45cm">
          <text:p/>
        </draw:line>
        <draw:line draw:style-name="gr2" draw:text-style-name="P2" draw:layer="layout" svg:x1="29.297cm" svg:y1="20.505cm" svg:x2="17.556cm" svg:y2="20.615cm">
          <text:p/>
        </draw:line>
        <draw:custom-shape draw:style-name="gr1" draw:text-style-name="P2" draw:layer="layout" svg:width="18.365cm" svg:height="2.535cm" svg:x="11.191cm" svg:y="27.464cm">
          <text:p text:style-name="P1">on new primary:<text:line-break/>marsadm view-is-split-brain <text:s/>&lt;res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001cm" svg:y1="24.915cm" svg:x2="20.001cm" svg:y2="27.009cm">
          <text:p/>
        </draw:line>
        <draw:custom-shape draw:style-name="gr1" draw:text-style-name="P2" draw:layer="layout" svg:width="11.522cm" svg:height="2.535cm" svg:x="35.21cm" svg:y="27.408cm">
          <text:p text:style-name="P1">on new primary:<text:line-break/>marsadm --force log-purge-all <text:s/>&lt;res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254cm" svg:y1="5.126cm" svg:x2="17.199cm" svg:y2="7.441cm">
          <text:p/>
        </draw:line>
        <draw:line draw:style-name="gr2" draw:text-style-name="P2" draw:layer="layout" svg:x1="29.932cm" svg:y1="28.883cm" svg:x2="35.057cm" svg:y2="28.828cm">
          <text:p/>
        </draw:line>
        <draw:frame draw:style-name="gr5" draw:layer="layout" svg:width="5.256cm" svg:height="1.017cm" svg:x="29.822cm" svg:y="27.616cm">
          <draw:text-box>
            <text:p>1 (still split brain)</text:p>
          </draw:text-box>
        </draw:frame>
        <draw:custom-shape draw:style-name="gr1" draw:text-style-name="P2" draw:layer="layout" svg:width="9.977cm" svg:height="2.535cm" svg:x="15.821cm" svg:y="36.479cm">
          <text:p text:style-name="P2">new primary running and usabl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955cm" svg:y1="30.317cm" svg:x2="20.01cm" svg:y2="32.191cm">
          <text:p/>
        </draw:line>
        <draw:line draw:style-name="gr4" draw:text-style-name="P2" draw:layer="layout" svg:x1="39.358cm" svg:y1="30.151cm" svg:x2="39.302cm" svg:y2="33.844cm">
          <text:p/>
        </draw:line>
        <draw:line draw:style-name="gr2" draw:text-style-name="P2" draw:layer="layout" svg:x1="39.277cm" svg:y1="33.894cm" svg:x2="29.793cm" svg:y2="33.955cm">
          <text:p/>
        </draw:line>
        <draw:frame draw:style-name="gr3" draw:layer="layout" svg:width="5.044cm" svg:height="0.962cm" svg:x="14.332cm" svg:y="30.757cm">
          <draw:text-box>
            <text:p>0 (no split brain)</text:p>
          </draw:text-box>
        </draw:frame>
        <draw:frame draw:style-name="gr3" draw:layer="layout" svg:width="6.911cm" svg:height="0.962cm" svg:x="39.136cm" svg:y="4.133cm">
          <draw:text-box>
            <text:p>Recreation of resource</text:p>
          </draw:text-box>
        </draw:frame>
        <draw:custom-shape draw:style-name="gr1" draw:text-style-name="P2" draw:layer="layout" svg:width="7.827cm" svg:height="5.126cm" svg:x="26.078cm" svg:y="6.803cm">
          <text:p text:style-name="P2">situation can be<text:line-break/>corrected<text:line-break/>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22.71cm" svg:y1="9.315cm" svg:x2="25.962cm" svg:y2="9.26cm">
          <text:p/>
        </draw:line>
        <draw:frame draw:style-name="gr3" draw:layer="layout" svg:width="1.628cm" svg:height="0.962cm" svg:x="23.813cm" svg:y="8.378cm">
          <draw:text-box>
            <text:p>fails</text:p>
          </draw:text-box>
        </draw:frame>
        <draw:line draw:style-name="gr2" draw:text-style-name="P2" draw:layer="layout" svg:x1="29.986cm" svg:y1="6.725cm" svg:x2="17.749cm" svg:y2="6.614cm">
          <text:p/>
        </draw:line>
        <draw:frame draw:style-name="gr3" draw:layer="layout" svg:width="1.488cm" svg:height="0.962cm" svg:x="23.251cm" svg:y="5.698cm">
          <draw:text-box>
            <text:p>yes</text:p>
          </draw:text-box>
        </draw:frame>
        <draw:line draw:style-name="gr2" draw:text-style-name="P2" draw:layer="layout" svg:x1="34.141cm" svg:y1="9.34cm" svg:x2="36.346cm" svg:y2="9.229cm">
          <text:p/>
        </draw:line>
        <draw:frame draw:style-name="gr6" draw:layer="layout" svg:width="1.205cm" svg:height="0.962cm" svg:x="34.719cm" svg:y="7.629cm">
          <draw:text-box>
            <text:p>no</text:p>
          </draw:text-box>
        </draw:frame>
        <draw:custom-shape draw:style-name="gr1" draw:text-style-name="P2" draw:layer="layout" svg:width="13.309cm" svg:height="5.517cm" svg:x="36.491cm" svg:y="5.727cm">
          <text:p text:style-name="P1">on new primary:<text:line-break/>marsadm secondary <text:s/>&lt;res&gt;<text:line-break/>marsadm down &lt;res&gt;<text:line-break/>marsadm leave-resource &lt;res&gt;<text:line-break/>marsadm --force delete-resource &lt;res&gt;</text:p>
          <text:p text:style-name="P1">marsadm --force create-resource &lt;res&gt; /dev/...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8.783cm" svg:y1="11.465cm" svg:x2="48.893cm" svg:y2="33.844cm">
          <text:p/>
        </draw:line>
        <draw:line draw:style-name="gr2" draw:text-style-name="P2" draw:layer="layout" svg:x1="48.783cm" svg:y1="33.845cm" svg:x2="39.467cm" svg:y2="33.9cm">
          <text:p/>
        </draw:line>
        <draw:line draw:style-name="gr4" draw:text-style-name="P2" draw:layer="layout" svg:x1="6.119cm" svg:y1="5.126cm" svg:x2="6.158cm" svg:y2="37.635cm">
          <text:p/>
        </draw:line>
        <draw:line draw:style-name="gr2" draw:text-style-name="P2" draw:layer="layout" svg:x1="6.265cm" svg:y1="37.684cm" svg:x2="15.419cm" svg:y2="37.68cm">
          <text:p/>
        </draw:line>
        <draw:custom-shape draw:style-name="gr1" draw:text-style-name="P2" draw:layer="layout" svg:width="18.365cm" svg:height="2.535cm" svg:x="11.19cm" svg:y="32.563cm">
          <text:p text:style-name="P1">on new primary:<text:line-break/>marsadm wait-resource &lt;resource-name&gt; is-devic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847cm" svg:y1="35.416cm" svg:x2="19.889cm" svg:y2="36.4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40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Liepold</meta:initial-creator>
    <meta:creation-date>2014-03-27T10:57:38</meta:creation-date>
    <dc:date>2014-04-10T08:20:21</dc:date>
    <dc:creator>Frank Liepold</dc:creator>
    <meta:editing-duration>PT2H2M1S</meta:editing-duration>
    <meta:editing-cycles>9</meta:editing-cycles>
    <meta:generator>LibreOffice/3.5$Linux_X86_64 LibreOffice_project/350m1$Build-2</meta:generator>
    <meta:document-statistic meta:object-count="41"/>
  </office:meta>
</office:document-meta>
</file>